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ffff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solid" draw:fill-color="#aea79f" draw:fill-image-width="0cm" draw:fill-image-height="0cm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ffffff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ffffff" draw:fill="solid" draw:fill-color="#cccccc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2cm" svg:stroke-color="#333333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solid" svg:stroke-color="#ffffff" draw:fill="solid" draw:fill-color="#333333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ffffff"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2cm" svg:height="2.4cm" svg:x="15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cm" svg:height="1.8cm" svg:x="1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6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5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7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cm" svg:height="6.1cm" svg:x="14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7cm" svg:x="14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6cm" svg:height="1cm" svg:x="14.529cm" svg:y="9.9cm">
          <text:p/>
          <draw:enhanced-geometry svg:viewBox="0 0 21600 21600" draw:glue-points="?f6 10800 10800 21600 ?f5 10800 10800 0" draw:text-areas="?f3 ?f3 ?f4 ?f4" draw:type="trapezoid" draw:modifiers="6107.7157139752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4.5cm" svg:height="0.6cm" svg:x="14.6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cm" svg:height="0.2cm" svg:x="16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7.2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6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7.2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6.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7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6.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7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6.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7.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5.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8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6.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7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5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8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6.6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3cm" svg:height="0.4cm" svg:x="14.7cm" svg:y="4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" draw:layer="layout" svg:width="0.3cm" svg:height="0.4cm" svg:x="18.6cm" svg:y="4cm">
          <text:p/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8" draw:text-style-name="P1" draw:layer="layout" svg:width="3.3cm" svg:height="1.4cm" svg:x="14.4cm" svg:y="13.2cm">
          <text:p/>
          <draw:enhanced-geometry svg:viewBox="0 0 21600 21600" draw:glue-points="?f6 0 10800 ?f8 ?f11 10800 ?f9 21600 10800 ?f10 ?f5 10800" draw:text-areas="?f3 ?f3 ?f4 ?f4" draw:type="parallelogram" draw:modifiers="10426.44119907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.8cm" svg:height="1.8cm" svg:x="12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5cm" svg:height="1.9cm" svg:x="14.5cm" svg:y="11.7cm">
          <text:p/>
          <draw:enhanced-geometry svg:viewBox="0 0 21600 21600" draw:glue-points="?f6 0 10800 ?f8 ?f11 10800 ?f9 21600 10800 ?f10 ?f5 10800" draw:text-areas="?f3 ?f3 ?f4 ?f4" draw:type="parallelogram" draw:modifiers="19988.92733564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2cm" svg:height="2.4cm" svg:x="13.6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8cm" svg:height="1.8cm" svg:x="14.7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6cm" svg:x="13.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cm" svg:height="0.6cm" svg:x="15.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4.9cm" svg:y1="4.1cm" svg:x2="13cm" svg:y2="5.3cm">
          <text:p/>
        </draw:line>
        <draw:custom-shape draw:style-name="gr9" draw:text-style-name="P1" draw:layer="layout" svg:width="4.6cm" svg:height="6.1cm" svg:x="12.3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5cm" svg:height="0.7cm" svg:x="12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4.6cm" svg:height="1cm" svg:x="12.329cm" svg:y="11.3cm">
          <text:p/>
          <draw:enhanced-geometry svg:viewBox="0 0 21600 21600" draw:glue-points="?f6 10800 10800 21600 ?f5 10800 10800 0" draw:text-areas="?f3 ?f3 ?f4 ?f4" draw:type="trapezoid" draw:modifiers="6107.7157139752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layer="layout" svg:width="4.5cm" svg:height="0.6cm" svg:x="12.4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2cm" svg:height="0.2cm" svg:x="14.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4.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4.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5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4.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5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4.1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5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2.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6.3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1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2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2.9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4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3cm" svg:height="0.4cm" svg:x="12.5cm" svg:y="5.4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0" draw:text-style-name="P1" draw:layer="layout" svg:width="0.3cm" svg:height="0.4cm" svg:x="16.4cm" svg:y="5.4cm">
          <text:p/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14" draw:text-style-name="P1" draw:layer="layout" svg:width="1.7cm" svg:height="1.5cm" svg:x="13.8cm" svg:y="7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669.177555726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" draw:text-style-name="P1" draw:layer="layout" svg:x1="18.7cm" svg:y1="4.2cm" svg:x2="16.9cm" svg:y2="5.3cm">
          <text:p/>
        </draw:line>
        <draw:line draw:style-name="gr15" draw:text-style-name="P1" draw:layer="layout" svg:x1="16cm" svg:y1="13.2cm" svg:x2="17.7cm" svg:y2="13.2cm">
          <text:p/>
        </draw:line>
        <draw:custom-shape draw:style-name="gr8" draw:text-style-name="P1" draw:layer="layout" svg:width="5.1cm" svg:height="0.7cm" svg:x="13cm" svg:y="4.5cm">
          <text:p/>
          <draw:enhanced-geometry svg:viewBox="0 0 21600 21600" draw:glue-points="?f6 0 10800 ?f8 ?f11 10800 ?f9 21600 10800 ?f10 ?f5 10800" draw:text-areas="?f3 ?f3 ?f4 ?f4" draw:type="parallelogram" draw:modifiers="4780.7096647716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German</meta:initial-creator>
    <meta:creation-date>2014-08-01T12:14:58</meta:creation-date>
    <dc:date>2014-08-01T13:03:51</dc:date>
    <dc:creator>Denis German</dc:creator>
    <meta:editing-duration>PT4M38S</meta:editing-duration>
    <meta:editing-cycles>1</meta:editing-cycles>
    <meta:generator>LibreOffice/4.0.2.2$Linux_X86_64 LibreOffice_project/400m0$Build-2</meta:generator>
    <meta:document-statistic meta:object-count="63"/>
  </office:meta>
</office:document-meta>
</file>